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99" draw:opacity="50%" draw:opacity-name="" draw:textarea-horizontal-align="justify" draw:textarea-vertical-align="middle" draw:auto-grow-height="false" fo:min-height="4.576cm" fo:min-width="10.531cm" draw:shadow-offset-x="0cm" draw:shadow-offset-y="0cm"/>
    </style:style>
    <style:style style:name="gr2" style:family="graphic" style:parent-style-name="standard">
      <style:graphic-properties svg:stroke-color="#000000" draw:fill-color="#ffff99" draw:opacity="50%" draw:opacity-name="" draw:textarea-horizontal-align="justify" draw:textarea-vertical-align="middle" draw:auto-grow-height="false" fo:min-height="4.576cm" fo:min-width="2.693cm" draw:shadow-offset-x="0cm" draw:shadow-offset-y="0cm"/>
    </style:style>
    <style:style style:name="gr3" style:family="graphic" style:parent-style-name="standard">
      <style:graphic-properties svg:stroke-color="#000000" draw:fill-color="#ffff99" draw:opacity="50%" draw:opacity-name="" draw:textarea-horizontal-align="justify" draw:textarea-vertical-align="middle" draw:auto-grow-height="false" fo:min-height="4.576cm" fo:min-width="1.273cm" draw:shadow-offset-x="0cm" draw:shadow-offset-y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-color="#cccccc" draw:opacity="50%" draw:opacity-name="" draw:textarea-horizontal-align="justify" draw:textarea-vertical-align="middle" draw:auto-grow-height="false" fo:min-height="4.576cm" fo:min-width="2.693cm" draw:shadow-offset-x="0cm" draw:shadow-offset-y="0cm"/>
    </style:style>
    <style:style style:name="gr6" style:family="graphic" style:parent-style-name="standard">
      <style:graphic-properties svg:stroke-color="#000000" draw:fill-color="#cccccc" draw:opacity="50%" draw:opacity-name="" draw:textarea-horizontal-align="justify" draw:textarea-vertical-align="middle" draw:auto-grow-height="false" fo:min-height="4.576cm" fo:min-width="1.273cm" draw:shadow-offset-x="0cm" draw:shadow-offset-y="0cm"/>
    </style:style>
    <style:style style:name="gr7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99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cccccc" draw:opacity="5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1.031cm" svg:height="4.826cm" svg:x="5.286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93cm" svg:height="4.826cm" svg:x="16.317cm" svg:y="3.556cm">
          <text:p text:style-name="P2">.rodata </text:p>
          <text:p text:style-name="P2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773cm" svg:height="4.826cm" svg:x="10.117cm" svg:y="3.556cm">
          <text:p text:style-name="P2">inline</text:p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4.067cm" svg:height="0.962cm" svg:x="5.554cm" svg:y="4.88cm">
          <draw:text-box>
            <text:p><text:s/>.text section</text:p>
          </draw:text-box>
        </draw:frame>
        <draw:custom-shape draw:style-name="gr5" draw:text-style-name="P4" draw:layer="layout" svg:width="3.193cm" svg:height="4.826cm" svg:x="24.917cm" svg:y="3.556cm">
          <text:p text:style-name="P2">.rodata </text:p>
          <text:p text:style-name="P2">s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.773cm" svg:height="4.826cm" svg:x="23.117cm" svg:y="3.556cm">
          <text:p text:style-name="P2">inline</text:p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20.92cm" svg:y1="3.048cm" svg:x2="20.92cm" svg:y2="11.684cm">
          <text:p/>
        </draw:line>
        <draw:frame draw:style-name="gr4" draw:text-style-name="P6" draw:layer="layout" svg:width="4.376cm" svg:height="1.673cm" svg:x="0.91cm" svg:y="6.455cm">
          <draw:text-box>
            <text:p text:style-name="P2">executable </text:p>
            <text:p text:style-name="P2">memory page</text:p>
          </draw:text-box>
        </draw:frame>
        <draw:line draw:style-name="gr8" draw:text-style-name="P5" draw:layer="layout" svg:x1="11.014cm" svg:y1="3.556cm" svg:x2="11.014cm" svg:y2="1.016cm">
          <text:p/>
        </draw:line>
        <draw:line draw:style-name="gr8" draw:text-style-name="P5" draw:layer="layout" svg:x1="11.014cm" svg:y1="1.016cm" svg:x2="23.968cm" svg:y2="1.016cm">
          <text:p/>
        </draw:line>
        <draw:line draw:style-name="gr9" draw:text-style-name="P5" draw:layer="layout" svg:x1="23.968cm" svg:y1="1.016cm" svg:x2="23.968cm" svg:y2="3.302cm">
          <text:p/>
        </draw:line>
        <draw:line draw:style-name="gr8" draw:text-style-name="P5" draw:layer="layout" svg:x1="18.126cm" svg:y1="3.556cm" svg:x2="18.126cm" svg:y2="1.778cm">
          <text:p/>
        </draw:line>
        <draw:line draw:style-name="gr8" draw:text-style-name="P5" draw:layer="layout" svg:x1="18.126cm" svg:y1="1.778cm" svg:x2="26.762cm" svg:y2="1.778cm">
          <text:p/>
        </draw:line>
        <draw:line draw:style-name="gr9" draw:text-style-name="P5" draw:layer="layout" svg:x1="26.762cm" svg:y1="1.778cm" svg:x2="26.762cm" svg:y2="3.556cm">
          <text:p/>
        </draw:line>
        <draw:frame draw:style-name="gr4" draw:text-style-name="P6" draw:layer="layout" svg:width="4.376cm" svg:height="1.673cm" svg:x="28.703cm" svg:y="6.858cm">
          <draw:text-box>
            <text:p text:style-name="P2">read-only</text:p>
            <text:p text:style-name="P2">memory page</text:p>
          </draw:text-box>
        </draw:frame>
        <draw:line draw:style-name="gr8" draw:text-style-name="P5" draw:layer="layout" svg:x1="7.712cm" svg:y1="8.382cm" svg:x2="7.712cm" svg:y2="11.43cm">
          <text:p/>
        </draw:line>
        <draw:line draw:style-name="gr8" draw:text-style-name="P5" draw:layer="layout" svg:x1="7.712cm" svg:y1="11.43cm" svg:x2="26.762cm" svg:y2="11.43cm">
          <text:p/>
        </draw:line>
        <draw:line draw:style-name="gr10" draw:text-style-name="P5" draw:layer="layout" svg:x1="24.73cm" svg:y1="11.43cm" svg:x2="24.73cm" svg:y2="8.382cm">
          <text:p/>
        </draw:line>
        <draw:line draw:style-name="gr10" draw:text-style-name="P5" draw:layer="layout" svg:x1="26.762cm" svg:y1="11.43cm" svg:x2="26.762cm" svg:y2="8.382cm">
          <text:p/>
        </draw:line>
        <draw:frame draw:style-name="gr4" draw:text-style-name="P3" draw:layer="layout" svg:width="7.792cm" svg:height="2.384cm" svg:x="27.686cm" svg:y="1.016cm">
          <draw:text-box>
            <text:p>1. migrate inline data and </text:p>
            <text:p>read-only data to new</text:p>
            <text:p>read-only memory page</text:p>
          </draw:text-box>
        </draw:frame>
        <draw:frame draw:style-name="gr4" draw:text-style-name="P3" draw:layer="layout" svg:width="8.363cm" svg:height="1.673cm" svg:x="10.242cm" svg:y="8.89cm">
          <draw:text-box>
            <text:p>2. Redirect memory access </text:p>
            <text:p>from code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17-11-14T10:04:54.823538806</dc:date>
    <meta:editing-duration>PT4H7M47S</meta:editing-duration>
    <meta:editing-cycles>267</meta:editing-cycles>
    <meta:generator>LibreOffice/5.1.4.2$Linux_X86_64 LibreOffice_project/10m0$Build-2</meta:generator>
    <meta:document-statistic meta:object-count="44"/>
  </office:meta>
</office:document-meta>
</file>